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e3713" officeooo:paragraph-rsid="001e3713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per Motor Color Codes</text:p>
      <text:p text:style-name="P1"/>
      <text:p text:style-name="P1"/>
      <text:p text:style-name="Preformatted_20_Text">Nanotech ST5709S1208-B:</text:p>
      <text:p text:style-name="Preformatted_20_Text"/>
      <text:p text:style-name="Preformatted_20_Text">A+ <text:s text:c="5"/>Red</text:p>
      <text:p text:style-name="Preformatted_20_Text">A- <text:s text:c="5"/>Black</text:p>
      <text:p text:style-name="Preformatted_20_Text">B+ <text:s text:c="5"/>Green</text:p>
      <text:p text:style-name="Preformatted_20_Text">B- <text:s text:c="5"/>Yellow</text:p>
      <text:p text:style-name="Preformatted_20_Text"/>
      <text:p text:style-name="Preformatted_20_Text">SureStep STP-MTR-23055:</text:p>
      <text:p text:style-name="Preformatted_20_Text">A+ <text:s text:c="5"/>Red</text:p>
      <text:p text:style-name="Preformatted_20_Text">A- <text:s text:c="5"/>White</text:p>
      <text:p text:style-name="Preformatted_20_Text">B+ <text:s text:c="5"/>Green</text:p>
      <text:p text:style-name="Preformatted_20_Text">B- <text:s text:c="5"/>Black</text:p>
      <text:p text:style-name="Preformatted_20_Text"/>
      <text:p text:style-name="Preformatted_20_Text"/>
      <text:p text:style-name="Preformatted_20_Text">Stepper board pinout:</text:p>
      <text:p text:style-name="Preformatted_20_Text"/>
      <text:p text:style-name="Preformatted_20_Text">Pin (Y &amp; Z axes) <text:s text:c="7"/>Pin (X axis) <text:s text:c="19"/>Term</text:p>
      <text:p text:style-name="Preformatted_20_Text">1 <text:s text:c="30"/>4 <text:s text:c="22"/>A+</text:p>
      <text:p text:style-name="Preformatted_20_Text">2 <text:s text:c="30"/>3 <text:s text:c="22"/>A-</text:p>
      <text:p text:style-name="Preformatted_20_Text">3 <text:s text:c="30"/>2 <text:s text:c="22"/>B+</text:p>
      <text:p text:style-name="Preformatted_20_Text">4 <text:s text:c="30"/>1 <text:s text:c="22"/>B-</text:p>
      <text:p text:style-name="Preformatted_20_Text"/>
      <text:p text:style-name="Preformatted_20_Text"/>
      <text:p text:style-name="Preformatted_20_Text"/>
      <text:p text:style-name="Preformatted_20_Text">SureStep STP-MTR-23055 wiring</text:p>
      <text:p text:style-name="Preformatted_20_Text"/>
      <text:p text:style-name="Preformatted_20_Text">Pin (Y &amp; Z axes) <text:s text:c="7"/>Pin (X axis) <text:s text:c="19"/>Term</text:p>
      <text:p text:style-name="Preformatted_20_Text">1 <text:s text:c="30"/>4 <text:s text:c="22"/>Red</text:p>
      <text:p text:style-name="Preformatted_20_Text">2 <text:s text:c="30"/>3 <text:s text:c="22"/>White</text:p>
      <text:p text:style-name="Preformatted_20_Text">3 <text:s text:c="30"/>2 <text:s text:c="22"/>Green</text:p>
      <text:p text:style-name="P2">4 <text:s text:c="30"/>1 <text:s text:c="22"/>Black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5:40:25.993508288</meta:creation-date>
    <dc:date>2019-12-06T15:41:23.475252624</dc:date>
    <meta:editing-duration>PT58S</meta:editing-duration>
    <meta:editing-cycles>1</meta:editing-cycles>
    <meta:document-statistic meta:table-count="0" meta:image-count="0" meta:object-count="0" meta:page-count="1" meta:paragraph-count="23" meta:word-count="72" meta:character-count="816" meta:non-whitespace-character-count="259"/>
    <meta:generator>LibreOffice/6.0.7.3$Linux_X86_64 LibreOffice_project/00m0$Build-3</meta:generator>
  </office:meta>
</office:document-meta>
</file>